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75.21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0.94mm"/>
    </style:style>
    <style:style style:name="co9" style:family="table-column">
      <style:table-column-properties fo:break-before="auto" style:column-width="26.62mm"/>
    </style:style>
    <style:style style:name="co10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32.86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9mm"/>
    </style:style>
    <style:style style:name="co14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37"/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</table:table>
      <table:table table:name="2018 p1" table:style-name="ta1"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8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17" table:formula="of:=SUM([.A2:.A41])" office:value-type="float" office:value="48" calcext:value-type="float">
            <text:p>48</text:p>
          </table:table-cell>
          <table:table-cell table:style-name="ce17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2" table:number-columns-repeated="1021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00/00/00</text:date>, <text:time style:data-style-name="N2" text:time-value="22:17:48.74050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22:18:17.380160539</dc:date>
    <meta:creation-date>2014-12-14T08:12:00Z</meta:creation-date>
    <meta:editing-cycles>447</meta:editing-cycles>
    <meta:editing-duration>PT20H53M10S</meta:editing-duration>
    <meta:generator>LibreOffice/6.1.0.3$Linux_X86_64 LibreOffice_project/efb621ed25068d70781dc026f7e9c5187a4decd1</meta:generator>
    <meta:document-statistic meta:table-count="8" meta:cell-count="1327" meta:object-count="0"/>
  </office:meta>
</office:document-meta>
</file>